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color="#ff4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Heading_20_3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T1" style:family="text">
      <style:text-properties officeooo:rsid="001d8224"/>
    </style:style>
    <style:style style:name="T2" style:family="text">
      <style:text-properties officeooo:rsid="0016922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coSense AI </text:h>
      <text:h text:style-name="P2" text:outline-level="3">Introduction</text:h>
      <text:p text:style-name="Text_20_body"><text:span text:style-name="T1">Ecosense Ai</text:span><text:span text:style-name="T2"> </text:span>is a mobile application and web platform designed to empower citizens to report and track waste pollution in Kenyan metropolitan areas. By using the app, users can contribute to a cleaner and healthier environment while earning points for their efforts.</text:p>
      <text:h text:style-name="Heading_20_3" text:outline-level="3"><text:span text:style-name="Strong_20_Emphasis">Project Goal</text:span></text:h>
      <text:p text:style-name="Text_20_body">To develop a mobile application and web platform that empowers citizens to report and track waste pollution in Kenyan metropolitan areas, facilitating efficient management and remediation by government agencies and organizations.</text:p>
      <text:h text:style-name="Heading_20_3" text:outline-level="3">Project Components</text:h>
      <text:h text:style-name="Heading_20_4" text:outline-level="4">1. <text:span text:style-name="Strong_20_Emphasis">Mobile App</text:span></text:h>
      <text:list text:style-name="L1">
        <text:list-item>
          <text:p text:style-name="P3"><text:span text:style-name="Strong_20_Emphasis">Features:</text:span> </text:p>
          <text:list>
            <text:list-item>
              <text:p text:style-name="P3">Waste reporting: Users can capture images of waste and provide location details. </text:p>
            </text:list-item>
            <text:list-item>
              <text:p text:style-name="P3">Point system: Users earn points for each reported incident. </text:p>
            </text:list-item>
            <text:list-item>
              <text:p text:style-name="P3">Point redemption: Users can redeem points for rewards or discounts. </text:p>
            </text:list-item>
            <text:list-item>
              <text:p text:style-name="P3">User profile: Stores user information and point balance. </text:p>
            </text:list-item>
          </text:list>
        </text:list-item>
        <text:list-item>
          <text:p text:style-name="P3"><text:span text:style-name="Strong_20_Emphasis">Technologies:</text:span> </text:p>
          <text:list>
            <text:list-item>
              <text:p text:style-name="P3"><text:span text:style-name="Strong_20_Emphasis">Frontend:</text:span> React Native <text:s/>for cross-platform compatibility. </text:p>
            </text:list-item>
            <text:list-item>
              <text:p text:style-name="P3"><text:span text:style-name="Strong_20_Emphasis">Backend:</text:span> Node.js <text:s/>for API development. </text:p>
            </text:list-item>
            <text:list-item>
              <text:p text:style-name="P4"><text:span text:style-name="Strong_20_Emphasis">Database:</text:span> MongoDB or PostgreSQL for storing user data, reports, and points. </text:p>
            </text:list-item>
          </text:list>
        </text:list-item>
      </text:list>
      <text:h text:style-name="Heading_20_4" text:outline-level="4">2. <text:span text:style-name="Strong_20_Emphasis">Web Platform (Admin Dashboard)</text:span></text:h>
      <text:list text:style-name="L2">
        <text:list-item>
          <text:p text:style-name="P5"><text:span text:style-name="Strong_20_Emphasis">Features:</text:span> </text:p>
          <text:list>
            <text:list-item>
              <text:p text:style-name="P5">Waste report visualization: Maps and data analytics to display reported incidents. </text:p>
            </text:list-item>
            <text:list-item>
              <text:p text:style-name="P5">Incident management: Tools for assigning tasks to government or organizational teams. </text:p>
            </text:list-item>
            <text:list-item>
              <text:p text:style-name="P5">User management: Managing user accounts and point balances. </text:p>
            </text:list-item>
            <text:list-item>
              <text:p text:style-name="P5">Reward system: Configuring and managing rewards or discounts. </text:p>
            </text:list-item>
          </text:list>
        </text:list-item>
        <text:list-item>
          <text:p text:style-name="P5"><text:span text:style-name="Strong_20_Emphasis">Technologies:</text:span> </text:p>
          <text:list>
            <text:list-item>
              <text:p text:style-name="P5"><text:span text:style-name="Strong_20_Emphasis">Frontend:</text:span> React <text:s/></text:p>
            </text:list-item>
            <text:list-item>
              <text:p text:style-name="P5"><text:span text:style-name="Strong_20_Emphasis">Backend:</text:span> Node.js </text:p>
            </text:list-item>
            <text:list-item>
              <text:p text:style-name="P6"><text:span text:style-name="Strong_20_Emphasis">Database:</text:span> MongoDB. </text:p>
            </text:list-item>
          </text:list>
        </text:list-item>
      </text:list>
      <text:h text:style-name="Heading_20_4" text:outline-level="4">3. <text:span text:style-name="Strong_20_Emphasis">AI Integration</text:span></text:h>
      <text:list text:style-name="L3">
        <text:list-item>
          <text:p text:style-name="P7"><text:span text:style-name="Strong_20_Emphasis">Image analysis:</text:span> Utilize AI algorithms (e.g., convolutional neural networks) to automatically classify waste types, enhancing the accuracy of reports and enabling targeted waste management strategies. </text:p>
        </text:list-item>
        <text:list-item>
          <text:p text:style-name="P7"><text:span text:style-name="Strong_20_Emphasis">Location prediction:</text:span> Employ machine learning models to predict potential hotspots for waste accumulation based on historical data, allowing for proactive interventions. </text:p>
        </text:list-item>
        <text:list-item>
          <text:p text:style-name="P8"><text:soft-page-break/><text:span text:style-name="Strong_20_Emphasis">Optimization:</text:span> Implement AI-powered optimization algorithms to route waste collection vehicles efficiently, minimizing fuel consumption and environmental impact. </text:p>
        </text:list-item>
      </text:list>
      <text:h text:style-name="Heading_20_3" text:outline-level="3">Project Structure (Shared with Team)</text:h>
      <text:list text:style-name="L4">
        <text:list-item>
          <text:p text:style-name="P9"><text:span text:style-name="Strong_20_Emphasis">Frontend Development:</text:span> </text:p>
          <text:list>
            <text:list-item>
              <text:p text:style-name="P9">Mobile app development (React Native) </text:p>
            </text:list-item>
            <text:list-item>
              <text:p text:style-name="P9">Web platform development (React ) </text:p>
            </text:list-item>
          </text:list>
        </text:list-item>
        <text:list-item>
          <text:p text:style-name="P9"><text:span text:style-name="Strong_20_Emphasis">Backend Development:</text:span> </text:p>
          <text:list>
            <text:list-item>
              <text:p text:style-name="P9">API development (Node.js ) </text:p>
            </text:list-item>
            <text:list-item>
              <text:p text:style-name="P9">Database management (MongoDB ) </text:p>
            </text:list-item>
          </text:list>
        </text:list-item>
        <text:list-item>
          <text:p text:style-name="P9"><text:span text:style-name="Strong_20_Emphasis">AI Development:</text:span> </text:p>
          <text:list>
            <text:list-item>
              <text:p text:style-name="P9">Image analysis algorithms </text:p>
            </text:list-item>
            <text:list-item>
              <text:p text:style-name="P9">Location prediction models </text:p>
            </text:list-item>
            <text:list-item>
              <text:p text:style-name="P9">Optimization algorithms </text:p>
            </text:list-item>
          </text:list>
        </text:list-item>
        <text:list-item>
          <text:p text:style-name="P9"><text:span text:style-name="Strong_20_Emphasis">Design and User Experience:</text:span> </text:p>
          <text:list>
            <text:list-header>
              <text:p text:style-name="P9"><text:s/>UI/UX design for both app and web platform </text:p>
            </text:list-header>
          </text:list>
        </text:list-item>
        <text:list-item>
          <text:p text:style-name="P9"><text:span text:style-name="Strong_20_Emphasis">Testing and Quality Assurance:</text:span> </text:p>
          <text:list>
            <text:list-item>
              <text:p text:style-name="P10">Unit testing, integration testing, and user acceptance testing </text:p>
            </text:list-item>
          </text:list>
        </text:list-item>
      </text:list>
      <text:h text:style-name="Heading_20_3" text:outline-level="3"><text:span text:style-name="Strong_20_Emphas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ans" style:font-family-asian="'Noto Sans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7:03:56.257093800</meta:creation-date>
    <dc:date>2025-05-19T14:58:25.658396173</dc:date>
    <meta:editing-duration>PT25M23S</meta:editing-duration>
    <meta:editing-cycles>11</meta:editing-cycles>
    <meta:generator>LibreOffice/24.8.5.2$Linux_X86_64 LibreOffice_project/480$Build-2</meta:generator>
    <meta:document-statistic meta:table-count="0" meta:image-count="0" meta:object-count="0" meta:page-count="2" meta:paragraph-count="45" meta:word-count="359" meta:character-count="2475" meta:non-whitespace-character-count="2156"/>
  </office:meta>
</office:document-meta>
</file>